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29.91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map style:condition="cell-content()&lt;0" style:apply-style-name="Error" style:base-cell-address="'Támogatás elosztó'.A5"/>
    </style:style>
    <style:style style:name="ce2" style:family="table-cell" style:parent-style-name="Default">
      <style:table-cell-properties fo:background-color="#dddddd"/>
      <style:map style:condition="cell-content()&lt;0" style:apply-style-name="Error" style:base-cell-address="'Támogatás elosztó'.A5"/>
    </style:style>
    <style:style style:name="ce3" style:family="table-cell" style:parent-style-name="Default">
      <style:table-cell-properties fo:background-color="#dddddd"/>
      <style:map style:condition="cell-content()&lt;0" style:apply-style-name="Error" style:base-cell-address="'Támogatás elosztó'.A5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  <style:map style:condition="cell-content()&lt;0" style:apply-style-name="Error" style:base-cell-address="'Támogatás elosztó'.A5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  <style:map style:condition="cell-content()&lt;0" style:apply-style-name="Error" style:base-cell-address="'Támogatás elosztó'.A5"/>
    </style:style>
    <style:style style:name="ce7" style:family="table-cell" style:parent-style-name="Default">
      <style:table-cell-properties fo:background-color="#dddddd"/>
      <style:text-properties fo:font-style="italic" fo:font-weight="normal" style:font-style-asian="italic" style:font-weight-asian="normal" style:font-style-complex="italic" style:font-weight-complex="normal"/>
      <style:map style:condition="cell-content()&lt;0" style:apply-style-name="Error" style:base-cell-address="'Támogatás elosztó'.A5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  <style:map style:condition="cell-content()&lt;0" style:apply-style-name="Error" style:base-cell-address="'Támogatás elosztó'.A5"/>
    </style:style>
    <style:style style:name="ce9" style:family="table-cell" style:parent-style-name="Default">
      <style:table-cell-properties fo:background-color="#dddddd"/>
      <style:text-properties fo:font-style="italic" fo:font-weight="normal" style:font-style-asian="italic" style:font-weight-asian="normal" style:font-style-complex="italic" style:font-weight-complex="normal"/>
      <style:map style:condition="cell-content()&lt;0" style:apply-style-name="Error" style:base-cell-address="'Támogatás elosztó'.A5"/>
    </style:style>
    <style:style style:name="ce10" style:family="table-cell" style:parent-style-name="Default">
      <style:table-cell-properties fo:background-color="#dddddd"/>
      <style:map style:condition="cell-content()&lt;0" style:apply-style-name="Error" style:base-cell-address="'Támogatás elosztó'.A5"/>
    </style:style>
    <style:style style:name="ce11" style:family="table-cell" style:parent-style-name="Default">
      <style:table-cell-properties fo:background-color="#dddddd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Támogatás elosztó" table:style-name="ta1">
        <table:table-column table:style-name="co1" table:default-cell-style-name="ce10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5" table:default-cell-style-name="ce13"/>
        <table:table-row table:style-name="ro1">
          <table:table-cell table:style-name="ce1" office:value-type="string" calcext:value-type="string">
            <text:p>Spent Money on Category →</text:p>
          </table:table-cell>
          <table:table-cell table:style-name="ce11" table:formula="of:=[.B2] * [.B3] * COUNTA([.B4:.B101])" office:value-type="float" office:value="170100" calcext:value-type="float">
            <text:p>170100</text:p>
          </table:table-cell>
          <table:table-cell table:style-name="ce11" table:formula="of:=[.C2] * [.C3] * COUNTA([.C4:.C101])" office:value-type="float" office:value="165600" calcext:value-type="float">
            <text:p>165600</text:p>
          </table:table-cell>
          <table:table-cell table:style-name="ce11" table:formula="of:=[.D2] * [.D3] * COUNTA([.D4:.D101])" office:value-type="float" office:value="19200" calcext:value-type="float">
            <text:p>19200</text:p>
          </table:table-cell>
          <table:table-cell table:style-name="ce11" table:formula="of:=[.E2] * [.E3] * COUNTA([.E4:.E101])" office:value-type="float" office:value="2700" calcext:value-type="float">
            <text:p>2700</text:p>
          </table:table-cell>
          <table:table-cell table:style-name="ce11" table:formula="of:=[.F2] * [.F3] * COUNTA([.F4:.F101])" office:value-type="float" office:value="97200" calcext:value-type="float">
            <text:p>97200</text:p>
          </table:table-cell>
          <table:table-cell table:style-name="ce11" table:formula="of:=[.G2] * [.G3] * COUNTA([.G4:.G101])" office:value-type="float" office:value="25200" calcext:value-type="float">
            <text:p>25200</text:p>
          </table:table-cell>
          <table:table-cell table:style-name="ce11" table:formula="of:=[.H2] * [.H3] * COUNTA([.H4:.H101])" office:value-type="float" office:value="360000" calcext:value-type="float">
            <text:p>360000</text:p>
          </table:table-cell>
          <table:table-cell table:style-name="ce11"/>
          <table:table-cell table:style-name="ce20" table:number-columns-repeated="1015"/>
        </table:table-row>
        <table:table-row table:style-name="ro1">
          <table:table-cell table:style-name="ce2" office:value-type="string" calcext:value-type="string">
            <text:p>Amount to give for a day →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1016"/>
        </table:table-row>
        <table:table-row table:style-name="ro1">
          <table:table-cell table:style-name="ce3" office:value-type="string" calcext:value-type="string">
            <text:p>Number of days →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0" calcext:value-type="float">
            <text:p>90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Full financial aid</text:p>
          </table:table-cell>
          <table:table-cell office:value-type="string" calcext:value-type="string">
            <text:p>Adam 1.a</text:p>
          </table:table-cell>
          <table:table-cell office:value-type="string" calcext:value-type="string">
            <text:p>Martin 5.b</text:p>
          </table:table-cell>
          <table:table-cell table:number-columns-repeated="2" office:value-type="string" calcext:value-type="string">
            <text:p>Ramsey 2.a</text:p>
          </table:table-cell>
          <table:table-cell office:value-type="string" calcext:value-type="string">
            <text:p>George 2.b</text:p>
          </table:table-cell>
          <table:table-cell office:value-type="string" calcext:value-type="string">
            <text:p>Samuel 5.b</text:p>
          </table:table-cell>
          <table:table-cell office:value-type="string" calcext:value-type="string">
            <text:p>Zoey 1.b</text:p>
          </table:table-cell>
          <table:table-cell table:number-columns-repeated="1016"/>
        </table:table-row>
        <table:table-row table:style-name="ro1">
          <table:table-cell table:style-name="ce5" office:value-type="float" office:value="840000" calcext:value-type="float">
            <text:p>840000</text:p>
          </table:table-cell>
          <table:table-cell office:value-type="string" calcext:value-type="string">
            <text:p>Peter 3.a</text:p>
          </table:table-cell>
          <table:table-cell office:value-type="string" calcext:value-type="string">
            <text:p>Teresa 6.b</text:p>
          </table:table-cell>
          <table:table-cell table:number-columns-repeated="2"/>
          <table:table-cell office:value-type="string" calcext:value-type="string">
            <text:p>Peter B. 3.b</text:p>
          </table:table-cell>
          <table:table-cell office:value-type="string" calcext:value-type="string">
            <text:p>Alex 8.b</text:p>
          </table:table-cell>
          <table:table-cell office:value-type="string" calcext:value-type="string">
            <text:p>Bill 2.a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nded out</text:p>
          </table:table-cell>
          <table:table-cell office:value-type="string" calcext:value-type="string">
            <text:p>Joey 3.b</text:p>
          </table:table-cell>
          <table:table-cell office:value-type="string" calcext:value-type="string">
            <text:p>David 7.a</text:p>
          </table:table-cell>
          <table:table-cell table:number-columns-repeated="2"/>
          <table:table-cell office:value-type="string" calcext:value-type="string">
            <text:p>Peter S. 3.b</text:p>
          </table:table-cell>
          <table:table-cell table:style-name="ce18"/>
          <table:table-cell office:value-type="string" calcext:value-type="string">
            <text:p>Francis 2.a</text:p>
          </table:table-cell>
          <table:table-cell table:number-columns-repeated="1016"/>
        </table:table-row>
        <table:table-row table:style-name="ro1">
          <table:table-cell table:style-name="ce7" table:formula="of:=SUM([.B1:.Z1])" office:value-type="float" office:value="840000" calcext:value-type="float">
            <text:p>840000</text:p>
          </table:table-cell>
          <table:table-cell table:style-name="ce14"/>
          <table:table-cell office:value-type="string" calcext:value-type="string">
            <text:p>Mark 8.b</text:p>
          </table:table-cell>
          <table:table-cell table:number-columns-repeated="2"/>
          <table:table-cell office:value-type="string" calcext:value-type="string">
            <text:p>Noe 4.a</text:p>
          </table:table-cell>
          <table:table-cell/>
          <table:table-cell office:value-type="string" calcext:value-type="string">
            <text:p>Ellis 2.b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emaining money</text:p>
          </table:table-cell>
          <table:table-cell table:number-columns-repeated="4"/>
          <table:table-cell office:value-type="string" calcext:value-type="string">
            <text:p>Frank 5.a</text:p>
          </table:table-cell>
          <table:table-cell/>
          <table:table-cell office:value-type="string" calcext:value-type="string">
            <text:p>Rochelle 3.a</text:p>
          </table:table-cell>
          <table:table-cell table:number-columns-repeated="1016"/>
        </table:table-row>
        <table:table-row table:style-name="ro1">
          <table:table-cell table:style-name="ce9" table:formula="of:=[.A5] - [.A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y 7.b</text:p>
          </table:table-cell>
          <table:table-cell/>
          <table:table-cell office:value-type="string" calcext:value-type="string">
            <text:p>Arlen T. 3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rlen S. 3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rlen R. 3.a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Arlen E. 3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eter A. 3.b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Peter B. 3.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eter C. 3.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eter D. 3.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eter E. 3.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eter F. 3.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dam A. 4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dam B. 4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dam C. 4.a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dam D. 4.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dam E. 4.a</text:p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15" table:number-columns-repeated="8"/>
          <table:table-cell table:number-columns-repeated="1015"/>
        </table:table-row>
        <table:table-row table:style-name="ro1">
          <table:table-cell/>
          <table:table-cell table:style-name="ce16"/>
          <table:table-cell table:style-name="ce17" table:number-columns-repeated="7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ámogatás elosztó'.B1:'Támogatás elosztó'.AMJ5 'Támogatás elosztó'.B13:'Támogatás elosztó'.AMJ13 'Támogatás elosztó'.H12:'Támogatás elosztó'.AMJ12 'Támogatás elosztó'.B39:'Támogatás elosztó'.AMJ1048576 'Támogatás elosztó'.J36:'Támogatás elosztó'.AMJ38 'Támogatás elosztó'.C37:'Támogatás elosztó'.I37 'Támogatás elosztó'.B38:'Támogatás elosztó'.I38 'Támogatás elosztó'.B8:'Támogatás elosztó'.AMJ11 'Támogatás elosztó'.C7:'Támogatás elosztó'.AMJ7 'Támogatás elosztó'.B24:'Támogatás elosztó'.AMJ35 'Támogatás elosztó'.B20:'Támogatás elosztó'.H23 'Támogatás elosztó'.J21:'Támogatás elosztó'.AMJ21 'Támogatás elosztó'.B6:'Támogatás elosztó'.F6 'Támogatás elosztó'.H6:'Támogatás elosztó'.AMJ6 'Támogatás elosztó'.B15:'Támogatás elosztó'.AMJ19 'Támogatás elosztó'.B14:'Támogatás elosztó'.D14 'Támogatás elosztó'.F14:'Támogatás elosztó'.AMJ14 'Támogatás elosztó'.I22:'Támogatás elosztó'.AMJ23 'Támogatás elosztó'.I20:'Támogatás elosztó'.AMJ20">
            <calcext:condition calcext:apply-style-name="1A" calcext:value="contains-text(&quot;1.a&quot;)" calcext:base-cell-address="'Támogatás elosztó'.B1"/>
            <calcext:condition calcext:apply-style-name="2A" calcext:value="contains-text(&quot;2.a&quot;)" calcext:base-cell-address="'Támogatás elosztó'.B1"/>
            <calcext:condition calcext:apply-style-name="3A" calcext:value="contains-text(&quot;3.a&quot;)" calcext:base-cell-address="'Támogatás elosztó'.B1"/>
            <calcext:condition calcext:apply-style-name="4A" calcext:value="contains-text(&quot;4.a&quot;)" calcext:base-cell-address="'Támogatás elosztó'.B1"/>
            <calcext:condition calcext:apply-style-name="5A" calcext:value="contains-text(&quot;5.a&quot;)" calcext:base-cell-address="'Támogatás elosztó'.B1"/>
            <calcext:condition calcext:apply-style-name="6A" calcext:value="contains-text(&quot;6.a&quot;)" calcext:base-cell-address="'Támogatás elosztó'.B1"/>
            <calcext:condition calcext:apply-style-name="7A" calcext:value="contains-text(&quot;7.a&quot;)" calcext:base-cell-address="'Támogatás elosztó'.B1"/>
            <calcext:condition calcext:apply-style-name="8A" calcext:value="contains-text(&quot;8.a&quot;)" calcext:base-cell-address="'Támogatás elosztó'.B1"/>
            <calcext:condition calcext:apply-style-name="1B" calcext:value="contains-text(&quot;1.b&quot;)" calcext:base-cell-address="'Támogatás elosztó'.B1"/>
            <calcext:condition calcext:apply-style-name="2B" calcext:value="contains-text(&quot;2.b&quot;)" calcext:base-cell-address="'Támogatás elosztó'.B1"/>
            <calcext:condition calcext:apply-style-name="3B" calcext:value="contains-text(&quot;3.b&quot;)" calcext:base-cell-address="'Támogatás elosztó'.B1"/>
            <calcext:condition calcext:apply-style-name="4B" calcext:value="contains-text(&quot;4.b&quot;)" calcext:base-cell-address="'Támogatás elosztó'.B1"/>
            <calcext:condition calcext:apply-style-name="5B" calcext:value="contains-text(&quot;5.b&quot;)" calcext:base-cell-address="'Támogatás elosztó'.B1"/>
            <calcext:condition calcext:apply-style-name="6B" calcext:value="contains-text(&quot;6.b&quot;)" calcext:base-cell-address="'Támogatás elosztó'.B1"/>
            <calcext:condition calcext:apply-style-name="7B" calcext:value="contains-text(&quot;7.b&quot;)" calcext:base-cell-address="'Támogatás elosztó'.B1"/>
            <calcext:condition calcext:apply-style-name="8B" calcext:value="contains-text(&quot;8.b&quot;)" calcext:base-cell-address="'Támogatás elosztó'.B1"/>
          </calcext:conditional-format>
          <calcext:conditional-format calcext:target-range-address="'Támogatás elosztó'.B36:'Támogatás elosztó'.I36">
            <calcext:condition calcext:apply-style-name="1A" calcext:value="contains-text(&quot;1.a&quot;)" calcext:base-cell-address="'Támogatás elosztó'.B36"/>
            <calcext:condition calcext:apply-style-name="2A" calcext:value="contains-text(&quot;2.a&quot;)" calcext:base-cell-address="'Támogatás elosztó'.B36"/>
            <calcext:condition calcext:apply-style-name="3A" calcext:value="contains-text(&quot;3.a&quot;)" calcext:base-cell-address="'Támogatás elosztó'.B36"/>
            <calcext:condition calcext:apply-style-name="4A" calcext:value="contains-text(&quot;4.a&quot;)" calcext:base-cell-address="'Támogatás elosztó'.B36"/>
            <calcext:condition calcext:apply-style-name="5A" calcext:value="contains-text(&quot;5.a&quot;)" calcext:base-cell-address="'Támogatás elosztó'.B36"/>
            <calcext:condition calcext:apply-style-name="6A" calcext:value="contains-text(&quot;6.a&quot;)" calcext:base-cell-address="'Támogatás elosztó'.B36"/>
            <calcext:condition calcext:apply-style-name="7A" calcext:value="contains-text(&quot;7.a&quot;)" calcext:base-cell-address="'Támogatás elosztó'.B36"/>
            <calcext:condition calcext:apply-style-name="8A" calcext:value="contains-text(&quot;8.a&quot;)" calcext:base-cell-address="'Támogatás elosztó'.B36"/>
            <calcext:condition calcext:apply-style-name="1B" calcext:value="contains-text(&quot;1.b&quot;)" calcext:base-cell-address="'Támogatás elosztó'.B36"/>
            <calcext:condition calcext:apply-style-name="2B" calcext:value="contains-text(&quot;2.b&quot;)" calcext:base-cell-address="'Támogatás elosztó'.B36"/>
            <calcext:condition calcext:apply-style-name="3B" calcext:value="contains-text(&quot;3.b&quot;)" calcext:base-cell-address="'Támogatás elosztó'.B36"/>
            <calcext:condition calcext:apply-style-name="4B" calcext:value="contains-text(&quot;4.b&quot;)" calcext:base-cell-address="'Támogatás elosztó'.B36"/>
            <calcext:condition calcext:apply-style-name="5B" calcext:value="contains-text(&quot;5.b&quot;)" calcext:base-cell-address="'Támogatás elosztó'.B36"/>
            <calcext:condition calcext:apply-style-name="6B" calcext:value="contains-text(&quot;6.b&quot;)" calcext:base-cell-address="'Támogatás elosztó'.B36"/>
            <calcext:condition calcext:apply-style-name="7B" calcext:value="contains-text(&quot;7.b&quot;)" calcext:base-cell-address="'Támogatás elosztó'.B36"/>
            <calcext:condition calcext:apply-style-name="8B" calcext:value="contains-text(&quot;8.b&quot;)" calcext:base-cell-address="'Támogatás elosztó'.B36"/>
          </calcext:conditional-format>
          <calcext:conditional-format calcext:target-range-address="'Támogatás elosztó'.B37:'Támogatás elosztó'.I37">
            <calcext:condition calcext:apply-style-name="1A" calcext:value="contains-text(&quot;1.a&quot;)" calcext:base-cell-address="'Támogatás elosztó'.B37"/>
            <calcext:condition calcext:apply-style-name="2A" calcext:value="contains-text(&quot;2.a&quot;)" calcext:base-cell-address="'Támogatás elosztó'.B37"/>
            <calcext:condition calcext:apply-style-name="3A" calcext:value="contains-text(&quot;3.a&quot;)" calcext:base-cell-address="'Támogatás elosztó'.B37"/>
            <calcext:condition calcext:apply-style-name="4A" calcext:value="contains-text(&quot;4.a&quot;)" calcext:base-cell-address="'Támogatás elosztó'.B37"/>
            <calcext:condition calcext:apply-style-name="5A" calcext:value="contains-text(&quot;5.a&quot;)" calcext:base-cell-address="'Támogatás elosztó'.B37"/>
            <calcext:condition calcext:apply-style-name="6A" calcext:value="contains-text(&quot;6.a&quot;)" calcext:base-cell-address="'Támogatás elosztó'.B37"/>
            <calcext:condition calcext:apply-style-name="7A" calcext:value="contains-text(&quot;7.a&quot;)" calcext:base-cell-address="'Támogatás elosztó'.B37"/>
            <calcext:condition calcext:apply-style-name="8A" calcext:value="contains-text(&quot;8.a&quot;)" calcext:base-cell-address="'Támogatás elosztó'.B37"/>
            <calcext:condition calcext:apply-style-name="1B" calcext:value="contains-text(&quot;1.b&quot;)" calcext:base-cell-address="'Támogatás elosztó'.B37"/>
            <calcext:condition calcext:apply-style-name="2B" calcext:value="contains-text(&quot;2.b&quot;)" calcext:base-cell-address="'Támogatás elosztó'.B37"/>
            <calcext:condition calcext:apply-style-name="3B" calcext:value="contains-text(&quot;3.b&quot;)" calcext:base-cell-address="'Támogatás elosztó'.B37"/>
            <calcext:condition calcext:apply-style-name="4B" calcext:value="contains-text(&quot;4.b&quot;)" calcext:base-cell-address="'Támogatás elosztó'.B37"/>
            <calcext:condition calcext:apply-style-name="5B" calcext:value="contains-text(&quot;5.b&quot;)" calcext:base-cell-address="'Támogatás elosztó'.B37"/>
            <calcext:condition calcext:apply-style-name="6B" calcext:value="contains-text(&quot;6.b&quot;)" calcext:base-cell-address="'Támogatás elosztó'.B37"/>
            <calcext:condition calcext:apply-style-name="7B" calcext:value="contains-text(&quot;7.b&quot;)" calcext:base-cell-address="'Támogatás elosztó'.B37"/>
            <calcext:condition calcext:apply-style-name="8B" calcext:value="contains-text(&quot;8.b&quot;)" calcext:base-cell-address="'Támogatás elosztó'.B37"/>
          </calcext:conditional-format>
          <calcext:conditional-format calcext:target-range-address="'Támogatás elosztó'.B1:'Támogatás elosztó'.I1">
            <calcext:condition calcext:apply-style-name="1A" calcext:value="contains-text(&quot;1.a&quot;)" calcext:base-cell-address="'Támogatás elosztó'.B1"/>
            <calcext:condition calcext:apply-style-name="2A" calcext:value="contains-text(&quot;2.a&quot;)" calcext:base-cell-address="'Támogatás elosztó'.B1"/>
            <calcext:condition calcext:apply-style-name="3A" calcext:value="contains-text(&quot;3.a&quot;)" calcext:base-cell-address="'Támogatás elosztó'.B1"/>
            <calcext:condition calcext:apply-style-name="4A" calcext:value="contains-text(&quot;4.a&quot;)" calcext:base-cell-address="'Támogatás elosztó'.B1"/>
            <calcext:condition calcext:apply-style-name="5A" calcext:value="contains-text(&quot;5.a&quot;)" calcext:base-cell-address="'Támogatás elosztó'.B1"/>
            <calcext:condition calcext:apply-style-name="6A" calcext:value="contains-text(&quot;6.a&quot;)" calcext:base-cell-address="'Támogatás elosztó'.B1"/>
            <calcext:condition calcext:apply-style-name="7A" calcext:value="contains-text(&quot;7.a&quot;)" calcext:base-cell-address="'Támogatás elosztó'.B1"/>
            <calcext:condition calcext:apply-style-name="8A" calcext:value="contains-text(&quot;8.a&quot;)" calcext:base-cell-address="'Támogatás elosztó'.B1"/>
            <calcext:condition calcext:apply-style-name="1B" calcext:value="contains-text(&quot;1.b&quot;)" calcext:base-cell-address="'Támogatás elosztó'.B1"/>
            <calcext:condition calcext:apply-style-name="2B" calcext:value="contains-text(&quot;2.b&quot;)" calcext:base-cell-address="'Támogatás elosztó'.B1"/>
            <calcext:condition calcext:apply-style-name="3B" calcext:value="contains-text(&quot;3.b&quot;)" calcext:base-cell-address="'Támogatás elosztó'.B1"/>
            <calcext:condition calcext:apply-style-name="4B" calcext:value="contains-text(&quot;4.b&quot;)" calcext:base-cell-address="'Támogatás elosztó'.B1"/>
            <calcext:condition calcext:apply-style-name="5B" calcext:value="contains-text(&quot;5.b&quot;)" calcext:base-cell-address="'Támogatás elosztó'.B1"/>
            <calcext:condition calcext:apply-style-name="6B" calcext:value="contains-text(&quot;6.b&quot;)" calcext:base-cell-address="'Támogatás elosztó'.B1"/>
            <calcext:condition calcext:apply-style-name="7B" calcext:value="contains-text(&quot;7.b&quot;)" calcext:base-cell-address="'Támogatás elosztó'.B1"/>
            <calcext:condition calcext:apply-style-name="8B" calcext:value="contains-text(&quot;8.b&quot;)" calcext:base-cell-address="'Támogatás elosztó'.B1"/>
          </calcext:conditional-format>
          <calcext:conditional-format calcext:target-range-address="'Támogatás elosztó'.B7:'Támogatás elosztó'.B7">
            <calcext:condition calcext:apply-style-name="1A" calcext:value="contains-text(&quot;1.a&quot;)" calcext:base-cell-address="'Támogatás elosztó'.B7"/>
            <calcext:condition calcext:apply-style-name="2A" calcext:value="contains-text(&quot;2.a&quot;)" calcext:base-cell-address="'Támogatás elosztó'.B7"/>
            <calcext:condition calcext:apply-style-name="3A" calcext:value="contains-text(&quot;3.a&quot;)" calcext:base-cell-address="'Támogatás elosztó'.B7"/>
            <calcext:condition calcext:apply-style-name="4A" calcext:value="contains-text(&quot;4.a&quot;)" calcext:base-cell-address="'Támogatás elosztó'.B7"/>
            <calcext:condition calcext:apply-style-name="5A" calcext:value="contains-text(&quot;5.a&quot;)" calcext:base-cell-address="'Támogatás elosztó'.B7"/>
            <calcext:condition calcext:apply-style-name="6A" calcext:value="contains-text(&quot;6.a&quot;)" calcext:base-cell-address="'Támogatás elosztó'.B7"/>
            <calcext:condition calcext:apply-style-name="7A" calcext:value="contains-text(&quot;7.a&quot;)" calcext:base-cell-address="'Támogatás elosztó'.B7"/>
            <calcext:condition calcext:apply-style-name="8A" calcext:value="contains-text(&quot;8.a&quot;)" calcext:base-cell-address="'Támogatás elosztó'.B7"/>
            <calcext:condition calcext:apply-style-name="1B" calcext:value="contains-text(&quot;1.b&quot;)" calcext:base-cell-address="'Támogatás elosztó'.B7"/>
            <calcext:condition calcext:apply-style-name="2B" calcext:value="contains-text(&quot;2.b&quot;)" calcext:base-cell-address="'Támogatás elosztó'.B7"/>
            <calcext:condition calcext:apply-style-name="3B" calcext:value="contains-text(&quot;3.b&quot;)" calcext:base-cell-address="'Támogatás elosztó'.B7"/>
            <calcext:condition calcext:apply-style-name="4B" calcext:value="contains-text(&quot;4.b&quot;)" calcext:base-cell-address="'Támogatás elosztó'.B7"/>
            <calcext:condition calcext:apply-style-name="5B" calcext:value="contains-text(&quot;5.b&quot;)" calcext:base-cell-address="'Támogatás elosztó'.B7"/>
            <calcext:condition calcext:apply-style-name="6B" calcext:value="contains-text(&quot;6.b&quot;)" calcext:base-cell-address="'Támogatás elosztó'.B7"/>
            <calcext:condition calcext:apply-style-name="7B" calcext:value="contains-text(&quot;7.b&quot;)" calcext:base-cell-address="'Támogatás elosztó'.B7"/>
            <calcext:condition calcext:apply-style-name="8B" calcext:value="contains-text(&quot;8.b&quot;)" calcext:base-cell-address="'Támogatás elosztó'.B7"/>
          </calcext:conditional-format>
          <calcext:conditional-format calcext:target-range-address="'Támogatás elosztó'.G6:'Támogatás elosztó'.G6">
            <calcext:condition calcext:apply-style-name="1A" calcext:value="contains-text(&quot;1.a&quot;)" calcext:base-cell-address="'Támogatás elosztó'.G6"/>
            <calcext:condition calcext:apply-style-name="2A" calcext:value="contains-text(&quot;2.a&quot;)" calcext:base-cell-address="'Támogatás elosztó'.G6"/>
            <calcext:condition calcext:apply-style-name="3A" calcext:value="contains-text(&quot;3.a&quot;)" calcext:base-cell-address="'Támogatás elosztó'.G6"/>
            <calcext:condition calcext:apply-style-name="4A" calcext:value="contains-text(&quot;4.a&quot;)" calcext:base-cell-address="'Támogatás elosztó'.G6"/>
            <calcext:condition calcext:apply-style-name="5A" calcext:value="contains-text(&quot;5.a&quot;)" calcext:base-cell-address="'Támogatás elosztó'.G6"/>
            <calcext:condition calcext:apply-style-name="6A" calcext:value="contains-text(&quot;6.a&quot;)" calcext:base-cell-address="'Támogatás elosztó'.G6"/>
            <calcext:condition calcext:apply-style-name="7A" calcext:value="contains-text(&quot;7.a&quot;)" calcext:base-cell-address="'Támogatás elosztó'.G6"/>
            <calcext:condition calcext:apply-style-name="8A" calcext:value="contains-text(&quot;8.a&quot;)" calcext:base-cell-address="'Támogatás elosztó'.G6"/>
            <calcext:condition calcext:apply-style-name="1B" calcext:value="contains-text(&quot;1.b&quot;)" calcext:base-cell-address="'Támogatás elosztó'.G6"/>
            <calcext:condition calcext:apply-style-name="2B" calcext:value="contains-text(&quot;2.b&quot;)" calcext:base-cell-address="'Támogatás elosztó'.G6"/>
            <calcext:condition calcext:apply-style-name="3B" calcext:value="contains-text(&quot;3.b&quot;)" calcext:base-cell-address="'Támogatás elosztó'.G6"/>
            <calcext:condition calcext:apply-style-name="4B" calcext:value="contains-text(&quot;4.b&quot;)" calcext:base-cell-address="'Támogatás elosztó'.G6"/>
            <calcext:condition calcext:apply-style-name="5B" calcext:value="contains-text(&quot;5.b&quot;)" calcext:base-cell-address="'Támogatás elosztó'.G6"/>
            <calcext:condition calcext:apply-style-name="6B" calcext:value="contains-text(&quot;6.b&quot;)" calcext:base-cell-address="'Támogatás elosztó'.G6"/>
            <calcext:condition calcext:apply-style-name="7B" calcext:value="contains-text(&quot;7.b&quot;)" calcext:base-cell-address="'Támogatás elosztó'.G6"/>
            <calcext:condition calcext:apply-style-name="8B" calcext:value="contains-text(&quot;8.b&quot;)" calcext:base-cell-address="'Támogatás elosztó'.G6"/>
          </calcext:conditional-format>
          <calcext:conditional-format calcext:target-range-address="'Támogatás elosztó'.I21:'Támogatás elosztó'.I21">
            <calcext:condition calcext:apply-style-name="1A" calcext:value="contains-text(&quot;1.a&quot;)" calcext:base-cell-address="'Támogatás elosztó'.I21"/>
            <calcext:condition calcext:apply-style-name="2A" calcext:value="contains-text(&quot;2.a&quot;)" calcext:base-cell-address="'Támogatás elosztó'.I21"/>
            <calcext:condition calcext:apply-style-name="3A" calcext:value="contains-text(&quot;3.a&quot;)" calcext:base-cell-address="'Támogatás elosztó'.I21"/>
            <calcext:condition calcext:apply-style-name="4A" calcext:value="contains-text(&quot;4.a&quot;)" calcext:base-cell-address="'Támogatás elosztó'.I21"/>
            <calcext:condition calcext:apply-style-name="5A" calcext:value="contains-text(&quot;5.a&quot;)" calcext:base-cell-address="'Támogatás elosztó'.I21"/>
            <calcext:condition calcext:apply-style-name="6A" calcext:value="contains-text(&quot;6.a&quot;)" calcext:base-cell-address="'Támogatás elosztó'.I21"/>
            <calcext:condition calcext:apply-style-name="7A" calcext:value="contains-text(&quot;7.a&quot;)" calcext:base-cell-address="'Támogatás elosztó'.I21"/>
            <calcext:condition calcext:apply-style-name="8A" calcext:value="contains-text(&quot;8.a&quot;)" calcext:base-cell-address="'Támogatás elosztó'.I21"/>
            <calcext:condition calcext:apply-style-name="1B" calcext:value="contains-text(&quot;1.b&quot;)" calcext:base-cell-address="'Támogatás elosztó'.I21"/>
            <calcext:condition calcext:apply-style-name="2B" calcext:value="contains-text(&quot;2.b&quot;)" calcext:base-cell-address="'Támogatás elosztó'.I21"/>
            <calcext:condition calcext:apply-style-name="3B" calcext:value="contains-text(&quot;3.b&quot;)" calcext:base-cell-address="'Támogatás elosztó'.I21"/>
            <calcext:condition calcext:apply-style-name="4B" calcext:value="contains-text(&quot;4.b&quot;)" calcext:base-cell-address="'Támogatás elosztó'.I21"/>
            <calcext:condition calcext:apply-style-name="5B" calcext:value="contains-text(&quot;5.b&quot;)" calcext:base-cell-address="'Támogatás elosztó'.I21"/>
            <calcext:condition calcext:apply-style-name="6B" calcext:value="contains-text(&quot;6.b&quot;)" calcext:base-cell-address="'Támogatás elosztó'.I21"/>
            <calcext:condition calcext:apply-style-name="7B" calcext:value="contains-text(&quot;7.b&quot;)" calcext:base-cell-address="'Támogatás elosztó'.I21"/>
            <calcext:condition calcext:apply-style-name="8B" calcext:value="contains-text(&quot;8.b&quot;)" calcext:base-cell-address="'Támogatás elosztó'.I21"/>
          </calcext:conditional-format>
          <calcext:conditional-format calcext:target-range-address="'Támogatás elosztó'.B1:'Támogatás elosztó'.I1">
            <calcext:condition calcext:apply-style-name="1A" calcext:value="contains-text(&quot;1.a&quot;)" calcext:base-cell-address="'Támogatás elosztó'.B1"/>
            <calcext:condition calcext:apply-style-name="2A" calcext:value="contains-text(&quot;2.a&quot;)" calcext:base-cell-address="'Támogatás elosztó'.B1"/>
            <calcext:condition calcext:apply-style-name="3A" calcext:value="contains-text(&quot;3.a&quot;)" calcext:base-cell-address="'Támogatás elosztó'.B1"/>
            <calcext:condition calcext:apply-style-name="4A" calcext:value="contains-text(&quot;4.a&quot;)" calcext:base-cell-address="'Támogatás elosztó'.B1"/>
            <calcext:condition calcext:apply-style-name="5A" calcext:value="contains-text(&quot;5.a&quot;)" calcext:base-cell-address="'Támogatás elosztó'.B1"/>
            <calcext:condition calcext:apply-style-name="6A" calcext:value="contains-text(&quot;6.a&quot;)" calcext:base-cell-address="'Támogatás elosztó'.B1"/>
            <calcext:condition calcext:apply-style-name="7A" calcext:value="contains-text(&quot;7.a&quot;)" calcext:base-cell-address="'Támogatás elosztó'.B1"/>
            <calcext:condition calcext:apply-style-name="8A" calcext:value="contains-text(&quot;8.a&quot;)" calcext:base-cell-address="'Támogatás elosztó'.B1"/>
            <calcext:condition calcext:apply-style-name="1B" calcext:value="contains-text(&quot;1.b&quot;)" calcext:base-cell-address="'Támogatás elosztó'.B1"/>
            <calcext:condition calcext:apply-style-name="2B" calcext:value="contains-text(&quot;2.b&quot;)" calcext:base-cell-address="'Támogatás elosztó'.B1"/>
            <calcext:condition calcext:apply-style-name="3B" calcext:value="contains-text(&quot;3.b&quot;)" calcext:base-cell-address="'Támogatás elosztó'.B1"/>
            <calcext:condition calcext:apply-style-name="4B" calcext:value="contains-text(&quot;4.b&quot;)" calcext:base-cell-address="'Támogatás elosztó'.B1"/>
            <calcext:condition calcext:apply-style-name="5B" calcext:value="contains-text(&quot;5.b&quot;)" calcext:base-cell-address="'Támogatás elosztó'.B1"/>
            <calcext:condition calcext:apply-style-name="6B" calcext:value="contains-text(&quot;6.b&quot;)" calcext:base-cell-address="'Támogatás elosztó'.B1"/>
            <calcext:condition calcext:apply-style-name="7B" calcext:value="contains-text(&quot;7.b&quot;)" calcext:base-cell-address="'Támogatás elosztó'.B1"/>
            <calcext:condition calcext:apply-style-name="8B" calcext:value="contains-text(&quot;8.b&quot;)" calcext:base-cell-address="'Támogatás elosztó'.B1"/>
          </calcext:conditional-format>
          <calcext:conditional-format calcext:target-range-address="'Támogatás elosztó'.B1:'Támogatás elosztó'.I1">
            <calcext:condition calcext:apply-style-name="1A" calcext:value="contains-text(&quot;1.a&quot;)" calcext:base-cell-address="'Támogatás elosztó'.B1"/>
            <calcext:condition calcext:apply-style-name="2A" calcext:value="contains-text(&quot;2.a&quot;)" calcext:base-cell-address="'Támogatás elosztó'.B1"/>
            <calcext:condition calcext:apply-style-name="3A" calcext:value="contains-text(&quot;3.a&quot;)" calcext:base-cell-address="'Támogatás elosztó'.B1"/>
            <calcext:condition calcext:apply-style-name="4A" calcext:value="contains-text(&quot;4.a&quot;)" calcext:base-cell-address="'Támogatás elosztó'.B1"/>
            <calcext:condition calcext:apply-style-name="5A" calcext:value="contains-text(&quot;5.a&quot;)" calcext:base-cell-address="'Támogatás elosztó'.B1"/>
            <calcext:condition calcext:apply-style-name="6A" calcext:value="contains-text(&quot;6.a&quot;)" calcext:base-cell-address="'Támogatás elosztó'.B1"/>
            <calcext:condition calcext:apply-style-name="7A" calcext:value="contains-text(&quot;7.a&quot;)" calcext:base-cell-address="'Támogatás elosztó'.B1"/>
            <calcext:condition calcext:apply-style-name="8A" calcext:value="contains-text(&quot;8.a&quot;)" calcext:base-cell-address="'Támogatás elosztó'.B1"/>
            <calcext:condition calcext:apply-style-name="1B" calcext:value="contains-text(&quot;1.b&quot;)" calcext:base-cell-address="'Támogatás elosztó'.B1"/>
            <calcext:condition calcext:apply-style-name="2B" calcext:value="contains-text(&quot;2.b&quot;)" calcext:base-cell-address="'Támogatás elosztó'.B1"/>
            <calcext:condition calcext:apply-style-name="3B" calcext:value="contains-text(&quot;3.b&quot;)" calcext:base-cell-address="'Támogatás elosztó'.B1"/>
            <calcext:condition calcext:apply-style-name="4B" calcext:value="contains-text(&quot;4.b&quot;)" calcext:base-cell-address="'Támogatás elosztó'.B1"/>
            <calcext:condition calcext:apply-style-name="5B" calcext:value="contains-text(&quot;5.b&quot;)" calcext:base-cell-address="'Támogatás elosztó'.B1"/>
            <calcext:condition calcext:apply-style-name="6B" calcext:value="contains-text(&quot;6.b&quot;)" calcext:base-cell-address="'Támogatás elosztó'.B1"/>
            <calcext:condition calcext:apply-style-name="7B" calcext:value="contains-text(&quot;7.b&quot;)" calcext:base-cell-address="'Támogatás elosztó'.B1"/>
            <calcext:condition calcext:apply-style-name="8B" calcext:value="contains-text(&quot;8.b&quot;)" calcext:base-cell-address="'Támogatás elosztó'.B1"/>
          </calcext:conditional-format>
          <calcext:conditional-format calcext:target-range-address="'Támogatás elosztó'.A5:'Támogatás elosztó'.A1048576">
            <calcext:condition calcext:apply-style-name="1A" calcext:value="contains-text(&quot;1.a&quot;)" calcext:base-cell-address="'Támogatás elosztó'.A5"/>
            <calcext:condition calcext:apply-style-name="2A" calcext:value="contains-text(&quot;2.a&quot;)" calcext:base-cell-address="'Támogatás elosztó'.A5"/>
            <calcext:condition calcext:apply-style-name="3A" calcext:value="contains-text(&quot;3.a&quot;)" calcext:base-cell-address="'Támogatás elosztó'.A5"/>
            <calcext:condition calcext:apply-style-name="4A" calcext:value="contains-text(&quot;4.a&quot;)" calcext:base-cell-address="'Támogatás elosztó'.A5"/>
            <calcext:condition calcext:apply-style-name="5A" calcext:value="contains-text(&quot;5.a&quot;)" calcext:base-cell-address="'Támogatás elosztó'.A5"/>
            <calcext:condition calcext:apply-style-name="6A" calcext:value="contains-text(&quot;6.a&quot;)" calcext:base-cell-address="'Támogatás elosztó'.A5"/>
            <calcext:condition calcext:apply-style-name="7A" calcext:value="contains-text(&quot;7.a&quot;)" calcext:base-cell-address="'Támogatás elosztó'.A5"/>
            <calcext:condition calcext:apply-style-name="8A" calcext:value="contains-text(&quot;8.a&quot;)" calcext:base-cell-address="'Támogatás elosztó'.A5"/>
            <calcext:condition calcext:apply-style-name="1B" calcext:value="contains-text(&quot;1.b&quot;)" calcext:base-cell-address="'Támogatás elosztó'.A5"/>
            <calcext:condition calcext:apply-style-name="2B" calcext:value="contains-text(&quot;2.b&quot;)" calcext:base-cell-address="'Támogatás elosztó'.A5"/>
            <calcext:condition calcext:apply-style-name="3B" calcext:value="contains-text(&quot;3.b&quot;)" calcext:base-cell-address="'Támogatás elosztó'.A5"/>
            <calcext:condition calcext:apply-style-name="4B" calcext:value="contains-text(&quot;4.b&quot;)" calcext:base-cell-address="'Támogatás elosztó'.A5"/>
            <calcext:condition calcext:apply-style-name="5B" calcext:value="contains-text(&quot;5.b&quot;)" calcext:base-cell-address="'Támogatás elosztó'.A5"/>
            <calcext:condition calcext:apply-style-name="6B" calcext:value="contains-text(&quot;6.b&quot;)" calcext:base-cell-address="'Támogatás elosztó'.A5"/>
            <calcext:condition calcext:apply-style-name="7B" calcext:value="contains-text(&quot;7.b&quot;)" calcext:base-cell-address="'Támogatás elosztó'.A5"/>
            <calcext:condition calcext:apply-style-name="8B" calcext:value="contains-text(&quot;8.b&quot;)" calcext:base-cell-address="'Támogatás elosztó'.A5"/>
            <calcext:condition calcext:apply-style-name="Error" calcext:value="&lt;0" calcext:base-cell-address="'Támogatás elosztó'.A5"/>
          </calcext:conditional-format>
          <calcext:conditional-format calcext:target-range-address="'Támogatás elosztó'.A1:'Támogatás elosztó'.A1">
            <calcext:condition calcext:apply-style-name="1A" calcext:value="contains-text(&quot;1.a&quot;)" calcext:base-cell-address="'Támogatás elosztó'.A1"/>
            <calcext:condition calcext:apply-style-name="2A" calcext:value="contains-text(&quot;2.a&quot;)" calcext:base-cell-address="'Támogatás elosztó'.A1"/>
            <calcext:condition calcext:apply-style-name="3A" calcext:value="contains-text(&quot;3.a&quot;)" calcext:base-cell-address="'Támogatás elosztó'.A1"/>
            <calcext:condition calcext:apply-style-name="4A" calcext:value="contains-text(&quot;4.a&quot;)" calcext:base-cell-address="'Támogatás elosztó'.A1"/>
            <calcext:condition calcext:apply-style-name="5A" calcext:value="contains-text(&quot;5.a&quot;)" calcext:base-cell-address="'Támogatás elosztó'.A1"/>
            <calcext:condition calcext:apply-style-name="6A" calcext:value="contains-text(&quot;6.a&quot;)" calcext:base-cell-address="'Támogatás elosztó'.A1"/>
            <calcext:condition calcext:apply-style-name="7A" calcext:value="contains-text(&quot;7.a&quot;)" calcext:base-cell-address="'Támogatás elosztó'.A1"/>
            <calcext:condition calcext:apply-style-name="8A" calcext:value="contains-text(&quot;8.a&quot;)" calcext:base-cell-address="'Támogatás elosztó'.A1"/>
            <calcext:condition calcext:apply-style-name="1B" calcext:value="contains-text(&quot;1.b&quot;)" calcext:base-cell-address="'Támogatás elosztó'.A1"/>
            <calcext:condition calcext:apply-style-name="2B" calcext:value="contains-text(&quot;2.b&quot;)" calcext:base-cell-address="'Támogatás elosztó'.A1"/>
            <calcext:condition calcext:apply-style-name="3B" calcext:value="contains-text(&quot;3.b&quot;)" calcext:base-cell-address="'Támogatás elosztó'.A1"/>
            <calcext:condition calcext:apply-style-name="4B" calcext:value="contains-text(&quot;4.b&quot;)" calcext:base-cell-address="'Támogatás elosztó'.A1"/>
            <calcext:condition calcext:apply-style-name="5B" calcext:value="contains-text(&quot;5.b&quot;)" calcext:base-cell-address="'Támogatás elosztó'.A1"/>
            <calcext:condition calcext:apply-style-name="6B" calcext:value="contains-text(&quot;6.b&quot;)" calcext:base-cell-address="'Támogatás elosztó'.A1"/>
            <calcext:condition calcext:apply-style-name="7B" calcext:value="contains-text(&quot;7.b&quot;)" calcext:base-cell-address="'Támogatás elosztó'.A1"/>
            <calcext:condition calcext:apply-style-name="8B" calcext:value="contains-text(&quot;8.b&quot;)" calcext:base-cell-address="'Támogatás elosztó'.A1"/>
            <calcext:condition calcext:apply-style-name="Error" calcext:value="&lt;0" calcext:base-cell-address="'Támogatás elosztó'.A1"/>
          </calcext:conditional-format>
          <calcext:conditional-format calcext:target-range-address="'Támogatás elosztó'.A2:'Támogatás elosztó'.A2">
            <calcext:condition calcext:apply-style-name="1A" calcext:value="contains-text(&quot;1.a&quot;)" calcext:base-cell-address="'Támogatás elosztó'.A2"/>
            <calcext:condition calcext:apply-style-name="2A" calcext:value="contains-text(&quot;2.a&quot;)" calcext:base-cell-address="'Támogatás elosztó'.A2"/>
            <calcext:condition calcext:apply-style-name="3A" calcext:value="contains-text(&quot;3.a&quot;)" calcext:base-cell-address="'Támogatás elosztó'.A2"/>
            <calcext:condition calcext:apply-style-name="4A" calcext:value="contains-text(&quot;4.a&quot;)" calcext:base-cell-address="'Támogatás elosztó'.A2"/>
            <calcext:condition calcext:apply-style-name="5A" calcext:value="contains-text(&quot;5.a&quot;)" calcext:base-cell-address="'Támogatás elosztó'.A2"/>
            <calcext:condition calcext:apply-style-name="6A" calcext:value="contains-text(&quot;6.a&quot;)" calcext:base-cell-address="'Támogatás elosztó'.A2"/>
            <calcext:condition calcext:apply-style-name="7A" calcext:value="contains-text(&quot;7.a&quot;)" calcext:base-cell-address="'Támogatás elosztó'.A2"/>
            <calcext:condition calcext:apply-style-name="8A" calcext:value="contains-text(&quot;8.a&quot;)" calcext:base-cell-address="'Támogatás elosztó'.A2"/>
            <calcext:condition calcext:apply-style-name="1B" calcext:value="contains-text(&quot;1.b&quot;)" calcext:base-cell-address="'Támogatás elosztó'.A2"/>
            <calcext:condition calcext:apply-style-name="2B" calcext:value="contains-text(&quot;2.b&quot;)" calcext:base-cell-address="'Támogatás elosztó'.A2"/>
            <calcext:condition calcext:apply-style-name="3B" calcext:value="contains-text(&quot;3.b&quot;)" calcext:base-cell-address="'Támogatás elosztó'.A2"/>
            <calcext:condition calcext:apply-style-name="4B" calcext:value="contains-text(&quot;4.b&quot;)" calcext:base-cell-address="'Támogatás elosztó'.A2"/>
            <calcext:condition calcext:apply-style-name="5B" calcext:value="contains-text(&quot;5.b&quot;)" calcext:base-cell-address="'Támogatás elosztó'.A2"/>
            <calcext:condition calcext:apply-style-name="6B" calcext:value="contains-text(&quot;6.b&quot;)" calcext:base-cell-address="'Támogatás elosztó'.A2"/>
            <calcext:condition calcext:apply-style-name="7B" calcext:value="contains-text(&quot;7.b&quot;)" calcext:base-cell-address="'Támogatás elosztó'.A2"/>
            <calcext:condition calcext:apply-style-name="8B" calcext:value="contains-text(&quot;8.b&quot;)" calcext:base-cell-address="'Támogatás elosztó'.A2"/>
            <calcext:condition calcext:apply-style-name="Error" calcext:value="&lt;0" calcext:base-cell-address="'Támogatás elosztó'.A2"/>
          </calcext:conditional-format>
          <calcext:conditional-format calcext:target-range-address="'Támogatás elosztó'.A5:'Támogatás elosztó'.A9">
            <calcext:condition calcext:apply-style-name="1A" calcext:value="contains-text(&quot;1.a&quot;)" calcext:base-cell-address="'Támogatás elosztó'.A5"/>
            <calcext:condition calcext:apply-style-name="2A" calcext:value="contains-text(&quot;2.a&quot;)" calcext:base-cell-address="'Támogatás elosztó'.A5"/>
            <calcext:condition calcext:apply-style-name="3A" calcext:value="contains-text(&quot;3.a&quot;)" calcext:base-cell-address="'Támogatás elosztó'.A5"/>
            <calcext:condition calcext:apply-style-name="4A" calcext:value="contains-text(&quot;4.a&quot;)" calcext:base-cell-address="'Támogatás elosztó'.A5"/>
            <calcext:condition calcext:apply-style-name="5A" calcext:value="contains-text(&quot;5.a&quot;)" calcext:base-cell-address="'Támogatás elosztó'.A5"/>
            <calcext:condition calcext:apply-style-name="6A" calcext:value="contains-text(&quot;6.a&quot;)" calcext:base-cell-address="'Támogatás elosztó'.A5"/>
            <calcext:condition calcext:apply-style-name="7A" calcext:value="contains-text(&quot;7.a&quot;)" calcext:base-cell-address="'Támogatás elosztó'.A5"/>
            <calcext:condition calcext:apply-style-name="8A" calcext:value="contains-text(&quot;8.a&quot;)" calcext:base-cell-address="'Támogatás elosztó'.A5"/>
            <calcext:condition calcext:apply-style-name="1B" calcext:value="contains-text(&quot;1.b&quot;)" calcext:base-cell-address="'Támogatás elosztó'.A5"/>
            <calcext:condition calcext:apply-style-name="2B" calcext:value="contains-text(&quot;2.b&quot;)" calcext:base-cell-address="'Támogatás elosztó'.A5"/>
            <calcext:condition calcext:apply-style-name="3B" calcext:value="contains-text(&quot;3.b&quot;)" calcext:base-cell-address="'Támogatás elosztó'.A5"/>
            <calcext:condition calcext:apply-style-name="4B" calcext:value="contains-text(&quot;4.b&quot;)" calcext:base-cell-address="'Támogatás elosztó'.A5"/>
            <calcext:condition calcext:apply-style-name="5B" calcext:value="contains-text(&quot;5.b&quot;)" calcext:base-cell-address="'Támogatás elosztó'.A5"/>
            <calcext:condition calcext:apply-style-name="6B" calcext:value="contains-text(&quot;6.b&quot;)" calcext:base-cell-address="'Támogatás elosztó'.A5"/>
            <calcext:condition calcext:apply-style-name="7B" calcext:value="contains-text(&quot;7.b&quot;)" calcext:base-cell-address="'Támogatás elosztó'.A5"/>
            <calcext:condition calcext:apply-style-name="8B" calcext:value="contains-text(&quot;8.b&quot;)" calcext:base-cell-address="'Támogatás elosztó'.A5"/>
            <calcext:condition calcext:apply-style-name="Error" calcext:value="&lt;0" calcext:base-cell-address="'Támogatás elosztó'.A5"/>
          </calcext:conditional-format>
          <calcext:conditional-format calcext:target-range-address="'Támogatás elosztó'.A7:'Támogatás elosztó'.A8">
            <calcext:condition calcext:apply-style-name="1A" calcext:value="contains-text(&quot;1.a&quot;)" calcext:base-cell-address="'Támogatás elosztó'.A6"/>
            <calcext:condition calcext:apply-style-name="2A" calcext:value="contains-text(&quot;2.a&quot;)" calcext:base-cell-address="'Támogatás elosztó'.A6"/>
            <calcext:condition calcext:apply-style-name="3A" calcext:value="contains-text(&quot;3.a&quot;)" calcext:base-cell-address="'Támogatás elosztó'.A6"/>
            <calcext:condition calcext:apply-style-name="4A" calcext:value="contains-text(&quot;4.a&quot;)" calcext:base-cell-address="'Támogatás elosztó'.A6"/>
            <calcext:condition calcext:apply-style-name="5A" calcext:value="contains-text(&quot;5.a&quot;)" calcext:base-cell-address="'Támogatás elosztó'.A6"/>
            <calcext:condition calcext:apply-style-name="6A" calcext:value="contains-text(&quot;6.a&quot;)" calcext:base-cell-address="'Támogatás elosztó'.A6"/>
            <calcext:condition calcext:apply-style-name="7A" calcext:value="contains-text(&quot;7.a&quot;)" calcext:base-cell-address="'Támogatás elosztó'.A6"/>
            <calcext:condition calcext:apply-style-name="8A" calcext:value="contains-text(&quot;8.a&quot;)" calcext:base-cell-address="'Támogatás elosztó'.A6"/>
            <calcext:condition calcext:apply-style-name="1B" calcext:value="contains-text(&quot;1.b&quot;)" calcext:base-cell-address="'Támogatás elosztó'.A6"/>
            <calcext:condition calcext:apply-style-name="2B" calcext:value="contains-text(&quot;2.b&quot;)" calcext:base-cell-address="'Támogatás elosztó'.A6"/>
            <calcext:condition calcext:apply-style-name="3B" calcext:value="contains-text(&quot;3.b&quot;)" calcext:base-cell-address="'Támogatás elosztó'.A6"/>
            <calcext:condition calcext:apply-style-name="4B" calcext:value="contains-text(&quot;4.b&quot;)" calcext:base-cell-address="'Támogatás elosztó'.A6"/>
            <calcext:condition calcext:apply-style-name="5B" calcext:value="contains-text(&quot;5.b&quot;)" calcext:base-cell-address="'Támogatás elosztó'.A6"/>
            <calcext:condition calcext:apply-style-name="6B" calcext:value="contains-text(&quot;6.b&quot;)" calcext:base-cell-address="'Támogatás elosztó'.A6"/>
            <calcext:condition calcext:apply-style-name="7B" calcext:value="contains-text(&quot;7.b&quot;)" calcext:base-cell-address="'Támogatás elosztó'.A6"/>
            <calcext:condition calcext:apply-style-name="8B" calcext:value="contains-text(&quot;8.b&quot;)" calcext:base-cell-address="'Támogatás elosztó'.A6"/>
            <calcext:condition calcext:apply-style-name="Error" calcext:value="&lt;0" calcext:base-cell-address="'Támogatás elosztó'.A6"/>
          </calcext:conditional-format>
          <calcext:conditional-format calcext:target-range-address="'Támogatás elosztó'.A6:'Támogatás elosztó'.A9">
            <calcext:condition calcext:apply-style-name="1A" calcext:value="contains-text(&quot;1.a&quot;)" calcext:base-cell-address="'Támogatás elosztó'.A6"/>
            <calcext:condition calcext:apply-style-name="2A" calcext:value="contains-text(&quot;2.a&quot;)" calcext:base-cell-address="'Támogatás elosztó'.A6"/>
            <calcext:condition calcext:apply-style-name="3A" calcext:value="contains-text(&quot;3.a&quot;)" calcext:base-cell-address="'Támogatás elosztó'.A6"/>
            <calcext:condition calcext:apply-style-name="4A" calcext:value="contains-text(&quot;4.a&quot;)" calcext:base-cell-address="'Támogatás elosztó'.A6"/>
            <calcext:condition calcext:apply-style-name="5A" calcext:value="contains-text(&quot;5.a&quot;)" calcext:base-cell-address="'Támogatás elosztó'.A6"/>
            <calcext:condition calcext:apply-style-name="6A" calcext:value="contains-text(&quot;6.a&quot;)" calcext:base-cell-address="'Támogatás elosztó'.A6"/>
            <calcext:condition calcext:apply-style-name="7A" calcext:value="contains-text(&quot;7.a&quot;)" calcext:base-cell-address="'Támogatás elosztó'.A6"/>
            <calcext:condition calcext:apply-style-name="8A" calcext:value="contains-text(&quot;8.a&quot;)" calcext:base-cell-address="'Támogatás elosztó'.A6"/>
            <calcext:condition calcext:apply-style-name="1B" calcext:value="contains-text(&quot;1.b&quot;)" calcext:base-cell-address="'Támogatás elosztó'.A6"/>
            <calcext:condition calcext:apply-style-name="2B" calcext:value="contains-text(&quot;2.b&quot;)" calcext:base-cell-address="'Támogatás elosztó'.A6"/>
            <calcext:condition calcext:apply-style-name="3B" calcext:value="contains-text(&quot;3.b&quot;)" calcext:base-cell-address="'Támogatás elosztó'.A6"/>
            <calcext:condition calcext:apply-style-name="4B" calcext:value="contains-text(&quot;4.b&quot;)" calcext:base-cell-address="'Támogatás elosztó'.A6"/>
            <calcext:condition calcext:apply-style-name="5B" calcext:value="contains-text(&quot;5.b&quot;)" calcext:base-cell-address="'Támogatás elosztó'.A6"/>
            <calcext:condition calcext:apply-style-name="6B" calcext:value="contains-text(&quot;6.b&quot;)" calcext:base-cell-address="'Támogatás elosztó'.A6"/>
            <calcext:condition calcext:apply-style-name="7B" calcext:value="contains-text(&quot;7.b&quot;)" calcext:base-cell-address="'Támogatás elosztó'.A6"/>
            <calcext:condition calcext:apply-style-name="8B" calcext:value="contains-text(&quot;8.b&quot;)" calcext:base-cell-address="'Támogatás elosztó'.A6"/>
            <calcext:condition calcext:apply-style-name="Error" calcext:value="&lt;0" calcext:base-cell-address="'Támogatás elosztó'.A6"/>
          </calcext:conditional-format>
          <calcext:conditional-format calcext:target-range-address="'Támogatás elosztó'.A9:'Támogatás elosztó'.A9">
            <calcext:condition calcext:apply-style-name="Error" calcext:value="&gt;[.A8]" calcext:base-cell-address="'Támogatás elosztó'.A8"/>
            <calcext:condition calcext:apply-style-name="WARNING" calcext:value="&lt;[.A8]" calcext:base-cell-address="'Támogatás elosztó'.A8"/>
          </calcext:conditional-format>
          <calcext:conditional-format calcext:target-range-address="'Támogatás elosztó'.A3:'Támogatás elosztó'.A3">
            <calcext:condition calcext:apply-style-name="1A" calcext:value="contains-text(&quot;1.a&quot;)" calcext:base-cell-address="'Támogatás elosztó'.A1"/>
            <calcext:condition calcext:apply-style-name="2A" calcext:value="contains-text(&quot;2.a&quot;)" calcext:base-cell-address="'Támogatás elosztó'.A1"/>
            <calcext:condition calcext:apply-style-name="3A" calcext:value="contains-text(&quot;3.a&quot;)" calcext:base-cell-address="'Támogatás elosztó'.A1"/>
            <calcext:condition calcext:apply-style-name="4A" calcext:value="contains-text(&quot;4.a&quot;)" calcext:base-cell-address="'Támogatás elosztó'.A1"/>
            <calcext:condition calcext:apply-style-name="5A" calcext:value="contains-text(&quot;5.a&quot;)" calcext:base-cell-address="'Támogatás elosztó'.A1"/>
            <calcext:condition calcext:apply-style-name="6A" calcext:value="contains-text(&quot;6.a&quot;)" calcext:base-cell-address="'Támogatás elosztó'.A1"/>
            <calcext:condition calcext:apply-style-name="7A" calcext:value="contains-text(&quot;7.a&quot;)" calcext:base-cell-address="'Támogatás elosztó'.A1"/>
            <calcext:condition calcext:apply-style-name="8A" calcext:value="contains-text(&quot;8.a&quot;)" calcext:base-cell-address="'Támogatás elosztó'.A1"/>
            <calcext:condition calcext:apply-style-name="1B" calcext:value="contains-text(&quot;1.b&quot;)" calcext:base-cell-address="'Támogatás elosztó'.A1"/>
            <calcext:condition calcext:apply-style-name="2B" calcext:value="contains-text(&quot;2.b&quot;)" calcext:base-cell-address="'Támogatás elosztó'.A1"/>
            <calcext:condition calcext:apply-style-name="3B" calcext:value="contains-text(&quot;3.b&quot;)" calcext:base-cell-address="'Támogatás elosztó'.A1"/>
            <calcext:condition calcext:apply-style-name="4B" calcext:value="contains-text(&quot;4.b&quot;)" calcext:base-cell-address="'Támogatás elosztó'.A1"/>
            <calcext:condition calcext:apply-style-name="5B" calcext:value="contains-text(&quot;5.b&quot;)" calcext:base-cell-address="'Támogatás elosztó'.A1"/>
            <calcext:condition calcext:apply-style-name="6B" calcext:value="contains-text(&quot;6.b&quot;)" calcext:base-cell-address="'Támogatás elosztó'.A1"/>
            <calcext:condition calcext:apply-style-name="7B" calcext:value="contains-text(&quot;7.b&quot;)" calcext:base-cell-address="'Támogatás elosztó'.A1"/>
            <calcext:condition calcext:apply-style-name="8B" calcext:value="contains-text(&quot;8.b&quot;)" calcext:base-cell-address="'Támogatás elosztó'.A1"/>
            <calcext:condition calcext:apply-style-name="Error" calcext:value="&lt;0" calcext:base-cell-address="'Támogatás elosztó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1_A" style:display-name="1A" style:family="table-cell" style:parent-style-name="Default">
      <style:table-cell-properties fo:background-color="#ffcc00" loext:vertical-justify="auto"/>
      <style:paragraph-properties css3t:text-justify="auto"/>
    </style:style>
    <style:style style:name="_32_A" style:display-name="2A" style:family="table-cell" style:parent-style-name="_31_A">
      <style:table-cell-properties fo:background-color="#66ff00"/>
    </style:style>
    <style:style style:name="Untitled1" style:family="table-cell" style:parent-style-name="Default">
      <style:table-cell-properties fo:background-color="#ff0066"/>
    </style:style>
    <style:style style:name="_33_A" style:display-name="3A" style:family="table-cell" style:parent-style-name="Default">
      <style:table-cell-properties fo:background-color="#ff0066"/>
    </style:style>
    <style:style style:name="_34_A" style:display-name="4A" style:family="table-cell" style:parent-style-name="Default">
      <style:table-cell-properties fo:background-color="#ffff00"/>
    </style:style>
    <style:style style:name="_35_A" style:display-name="5A" style:family="table-cell" style:parent-style-name="Default">
      <style:table-cell-properties fo:background-color="#0066ff"/>
    </style:style>
    <style:style style:name="_36_A" style:display-name="6A" style:family="table-cell" style:parent-style-name="Default">
      <style:table-cell-properties fo:background-color="#00ff66"/>
    </style:style>
    <style:style style:name="_37_A" style:display-name="7A" style:family="table-cell" style:parent-style-name="Default">
      <style:table-cell-properties fo:background-color="#cc9966"/>
    </style:style>
    <style:style style:name="_38_A" style:display-name="8A" style:family="table-cell" style:parent-style-name="Default">
      <style:table-cell-properties fo:background-color="#663399"/>
    </style:style>
    <style:style style:name="_31_B" style:display-name="1B" style:family="table-cell" style:parent-style-name="Default">
      <style:table-cell-properties fo:background-color="#ffff99"/>
    </style:style>
    <style:style style:name="_32_B" style:display-name="2B" style:family="table-cell" style:parent-style-name="Default">
      <style:table-cell-properties fo:background-color="#99ff99"/>
    </style:style>
    <style:style style:name="_33_B" style:display-name="3B" style:family="table-cell" style:parent-style-name="Default">
      <style:table-cell-properties fo:background-color="#66ccff"/>
    </style:style>
    <style:style style:name="_34_B" style:display-name="4B" style:family="table-cell" style:parent-style-name="Default">
      <style:table-cell-properties fo:background-color="#cc99ff"/>
    </style:style>
    <style:style style:name="_35_B" style:display-name="5B" style:family="table-cell" style:parent-style-name="Default">
      <style:table-cell-properties fo:background-color="#99cc99"/>
    </style:style>
    <style:style style:name="_36_B" style:display-name="6B" style:family="table-cell" style:parent-style-name="Default">
      <style:table-cell-properties fo:background-color="#cccc99"/>
    </style:style>
    <style:style style:name="_37_B" style:display-name="7B" style:family="table-cell" style:parent-style-name="Default">
      <style:table-cell-properties fo:background-color="#ffffcc"/>
    </style:style>
    <style:style style:name="_38_B" style:display-name="8B" style:family="table-cell" style:parent-style-name="Default">
      <style:table-cell-properties fo:background-color="#cccccc"/>
    </style:style>
    <style:style style:name="Error" style:family="table-cell" style:parent-style-name="Default">
      <style:table-cell-properties fo:background-color="#ff0000"/>
    </style:style>
    <style:style style:name="WARNING" style:family="table-cell" style:parent-style-name="Default">
      <style:table-cell-properties fo:background-color="#ffcc00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1:15:56.692776434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9:13:24.120783048</meta:creation-date>
    <dc:date>2017-04-23T11:45:20.411016949</dc:date>
    <meta:editing-duration>PT3H18M54S</meta:editing-duration>
    <meta:editing-cycles>50</meta:editing-cycles>
    <meta:generator>LibreOffice/5.1.0.3$Linux_X86_64 LibreOffice_project/5e3e00a007d9b3b6efb6797a8b8e57b51ab1f737</meta:generator>
    <meta:document-statistic meta:table-count="1" meta:cell-count="67" meta:object-count="0"/>
  </office:meta>
</office:document-meta>
</file>